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in" fo:margin-left="0in" table:align="left"/>
    </style:style>
    <style:style style:name="Table1.A" style:family="table-column">
      <style:table-column-properties style:column-width="0.3458in"/>
    </style:style>
    <style:style style:name="Table1.B" style:family="table-column">
      <style:table-column-properties style:column-width="0.4667in"/>
    </style:style>
    <style:style style:name="Table1.C" style:family="table-column">
      <style:table-column-properties style:column-width="3.25in"/>
    </style:style>
    <style:style style:name="Table1.D" style:family="table-column">
      <style:table-column-properties style:column-width="0.625in"/>
    </style:style>
    <style:style style:name="Table1.E" style:family="table-column">
      <style:table-column-properties style:column-width="1.0396in"/>
    </style:style>
    <style:style style:name="Table1.F" style:family="table-column">
      <style:table-column-properties style:column-width="1.2729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6.875in" fo:margin-left="0in" table:align="left"/>
    </style:style>
    <style:style style:name="Table3.A" style:family="table-column">
      <style:table-column-properties style:column-width="0.75in"/>
    </style:style>
    <style:style style:name="Table3.B" style:family="table-column">
      <style:table-column-properties style:column-width="0.5in"/>
    </style:style>
    <style:style style:name="Table3.C" style:family="table-column">
      <style:table-column-properties style:column-width="2.4375in"/>
    </style:style>
    <style:style style:name="Table3.E" style:family="table-column">
      <style:table-column-properties style:column-width="1in"/>
    </style:style>
    <style:style style:name="Table3.F" style:family="table-column">
      <style:table-column-properties style:column-width="1.4375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de" fo:country="DE"/>
    </style:style>
    <style:style style:name="P2" style:family="paragraph" style:parent-style-name="Standard">
      <style:text-properties fo:language="de" fo:country="DE" officeooo:rsid="00001f6c" officeooo:paragraph-rsid="00001f6c"/>
    </style:style>
    <style:style style:name="P3" style:family="paragraph" style:parent-style-name="Standard">
      <style:text-properties fo:language="de" fo:country="DE" fo:font-weight="bold" style:font-weight-asian="bold" style:font-weight-complex="bold"/>
    </style:style>
    <style:style style:name="P4" style:family="paragraph" style:parent-style-name="Standard">
      <style:text-properties fo:language="de" fo:country="DE" fo:font-weight="bold" officeooo:rsid="0001b212" officeooo:paragraph-rsid="0001b212" style:font-weight-asian="bold" style:font-weight-complex="bold"/>
    </style:style>
    <style:style style:name="P5" style:family="paragraph" style:parent-style-name="Standard">
      <style:text-properties fo:language="de" fo:country="DE" fo:font-weight="bold" officeooo:paragraph-rsid="0036c489" style:font-weight-asian="bold" style:font-weight-complex="bold"/>
    </style:style>
    <style:style style:name="P6" style:family="paragraph" style:parent-style-name="Standard">
      <style:text-properties fo:language="de" fo:country="DE" fo:font-weight="bold" officeooo:paragraph-rsid="0038561e" style:font-weight-asian="bold" style:font-weight-complex="bold"/>
    </style:style>
    <style:style style:name="P7" style:family="paragraph" style:parent-style-name="Standard">
      <style:text-properties fo:language="de" fo:country="DE" fo:font-weight="normal" officeooo:rsid="00001f6c" officeooo:paragraph-rsid="00013349" style:font-weight-asian="normal" style:font-weight-complex="normal"/>
    </style:style>
    <style:style style:name="P8" style:family="paragraph" style:parent-style-name="Standard">
      <style:text-properties fo:language="de" fo:country="DE" fo:font-weight="normal" officeooo:rsid="00031926" officeooo:paragraph-rsid="0004e65e" style:font-weight-asian="normal" style:font-weight-complex="normal"/>
    </style:style>
    <style:style style:name="P9" style:family="paragraph" style:parent-style-name="Standard">
      <style:text-properties fo:language="de" fo:country="DE" fo:font-weight="normal" officeooo:rsid="001d5d2d" officeooo:paragraph-rsid="001d5d2d" style:font-weight-asian="normal" style:font-weight-complex="normal"/>
    </style:style>
    <style:style style:name="P10" style:family="paragraph" style:parent-style-name="Standard">
      <style:text-properties fo:language="de" fo:country="DE" fo:font-weight="normal" officeooo:rsid="001d5d2d" officeooo:paragraph-rsid="00031926" style:font-weight-asian="normal" style:font-weight-complex="normal"/>
    </style:style>
    <style:style style:name="P11" style:family="paragraph" style:parent-style-name="Standard">
      <style:text-properties fo:language="de" fo:country="DE" fo:font-weight="normal" officeooo:rsid="001f9d77" officeooo:paragraph-rsid="001f9d77" style:font-weight-asian="normal" style:font-weight-complex="normal"/>
    </style:style>
    <style:style style:name="P12" style:family="paragraph" style:parent-style-name="Standard">
      <style:text-properties fo:language="de" fo:country="DE" fo:font-weight="normal" officeooo:rsid="0020eda4" officeooo:paragraph-rsid="0020eda4" style:font-weight-asian="normal" style:font-weight-complex="normal"/>
    </style:style>
    <style:style style:name="P13" style:family="paragraph" style:parent-style-name="Standard">
      <style:text-properties fo:language="de" fo:country="DE" fo:font-weight="normal" officeooo:rsid="0001b212" officeooo:paragraph-rsid="0030ee83" style:font-weight-asian="normal" style:font-weight-complex="normal"/>
    </style:style>
    <style:style style:name="P14" style:family="paragraph" style:parent-style-name="Standard">
      <style:text-properties fo:language="de" fo:country="DE" fo:font-weight="normal" officeooo:rsid="0003f80e" officeooo:paragraph-rsid="00013349" style:font-weight-asian="normal" style:font-weight-complex="normal"/>
    </style:style>
    <style:style style:name="P15" style:family="paragraph" style:parent-style-name="Standard">
      <style:text-properties fo:language="de" fo:country="DE" fo:font-weight="normal" officeooo:rsid="0021815e" officeooo:paragraph-rsid="0021815e" style:font-weight-asian="normal" style:font-weight-complex="normal"/>
    </style:style>
    <style:style style:name="P16" style:family="paragraph" style:parent-style-name="Standard">
      <style:text-properties fo:language="de" fo:country="DE" fo:font-weight="normal" officeooo:rsid="0021815e" officeooo:paragraph-rsid="00219f8f" style:font-weight-asian="normal" style:font-weight-complex="normal"/>
    </style:style>
    <style:style style:name="P17" style:family="paragraph" style:parent-style-name="Standard">
      <style:text-properties fo:language="de" fo:country="DE" fo:font-weight="normal" officeooo:rsid="0021815e" officeooo:paragraph-rsid="0030ee83" style:font-weight-asian="normal" style:font-weight-complex="normal"/>
    </style:style>
    <style:style style:name="P18" style:family="paragraph" style:parent-style-name="Standard">
      <style:text-properties fo:language="de" fo:country="DE" fo:font-weight="normal" officeooo:rsid="0023e0bc" officeooo:paragraph-rsid="0025e003" style:font-weight-asian="normal" style:font-weight-complex="normal"/>
    </style:style>
    <style:style style:name="P19" style:family="paragraph" style:parent-style-name="Standard">
      <style:text-properties fo:language="de" fo:country="DE" fo:font-weight="normal" officeooo:rsid="002baa55" officeooo:paragraph-rsid="002baa55" style:font-weight-asian="normal" style:font-weight-complex="normal"/>
    </style:style>
    <style:style style:name="P20" style:family="paragraph" style:parent-style-name="Standard">
      <style:text-properties fo:language="de" fo:country="DE" fo:font-weight="normal" officeooo:rsid="00385ad3" officeooo:paragraph-rsid="00385ad3" style:font-weight-asian="normal" style:font-weight-complex="normal"/>
    </style:style>
    <style:style style:name="P21" style:family="paragraph" style:parent-style-name="Standard">
      <style:text-properties fo:language="de" fo:country="DE" officeooo:paragraph-rsid="00219f8f"/>
    </style:style>
    <style:style style:name="P22" style:family="paragraph" style:parent-style-name="Standard">
      <style:text-properties fo:language="de" fo:country="DE" officeooo:paragraph-rsid="0038561e"/>
    </style:style>
    <style:style style:name="P23" style:family="paragraph" style:parent-style-name="Standard">
      <style:text-properties style:font-name="Liberation Serif1" fo:language="de" fo:country="DE" fo:font-weight="normal" officeooo:rsid="00001f6c" officeooo:paragraph-rsid="00001f6c" style:font-weight-asian="normal" style:font-weight-complex="normal"/>
    </style:style>
    <style:style style:name="P24" style:family="paragraph" style:parent-style-name="Standard">
      <style:text-properties fo:color="#000000" style:font-name="Liberation Serif1" fo:language="de" fo:country="DE"/>
    </style:style>
    <style:style style:name="P25" style:family="paragraph" style:parent-style-name="Standard">
      <style:text-properties fo:color="#000000" style:font-name="Liberation Serif1" fo:language="de" fo:country="DE" officeooo:paragraph-rsid="001763cc"/>
    </style:style>
    <style:style style:name="P26" style:family="paragraph" style:parent-style-name="Standard">
      <style:text-properties fo:color="#000000" style:font-name="Liberation Serif1" fo:language="de" fo:country="DE" officeooo:paragraph-rsid="003a1097"/>
    </style:style>
    <style:style style:name="P27" style:family="paragraph" style:parent-style-name="Text_20_body">
      <style:text-properties fo:language="de" fo:country="DE"/>
    </style:style>
    <style:style style:name="P28" style:family="paragraph" style:parent-style-name="Text_20_body">
      <style:text-properties fo:language="de" fo:country="DE" officeooo:rsid="0003f80e" officeooo:paragraph-rsid="0003f80e"/>
    </style:style>
    <style:style style:name="P29" style:family="paragraph" style:parent-style-name="Text_20_body">
      <style:text-properties fo:language="de" fo:country="DE" officeooo:rsid="0003f80e" officeooo:paragraph-rsid="00031926"/>
    </style:style>
    <style:style style:name="P30" style:family="paragraph" style:parent-style-name="Text_20_body">
      <style:paragraph-properties>
        <style:tab-stops>
          <style:tab-stop style:position="0.6874in"/>
        </style:tab-stops>
      </style:paragraph-properties>
      <style:text-properties fo:language="de" fo:country="DE" officeooo:rsid="0003f80e" officeooo:paragraph-rsid="001a5bec"/>
    </style:style>
    <style:style style:name="P31" style:family="paragraph" style:parent-style-name="Text_20_body">
      <style:paragraph-properties>
        <style:tab-stops>
          <style:tab-stop style:position="0.6874in"/>
        </style:tab-stops>
      </style:paragraph-properties>
      <style:text-properties fo:language="de" fo:country="DE" officeooo:rsid="0003f80e" officeooo:paragraph-rsid="001f9d77"/>
    </style:style>
    <style:style style:name="P32" style:family="paragraph" style:parent-style-name="Text_20_body">
      <style:text-properties fo:language="de" fo:country="DE" fo:font-weight="normal" officeooo:rsid="0004e65e" officeooo:paragraph-rsid="0004e65e" style:font-weight-asian="normal" style:font-weight-complex="normal"/>
    </style:style>
    <style:style style:name="P33" style:family="paragraph" style:parent-style-name="Text_20_body">
      <style:text-properties fo:language="de" fo:country="DE" fo:font-weight="normal" officeooo:rsid="0004e65e" officeooo:paragraph-rsid="003a1097" style:font-weight-asian="normal" style:font-weight-complex="normal"/>
    </style:style>
    <style:style style:name="P34" style:family="paragraph" style:parent-style-name="Text_20_body">
      <style:text-properties fo:language="de" fo:country="DE" fo:font-weight="normal" officeooo:rsid="00382ec1" officeooo:paragraph-rsid="00382ec1" style:font-weight-asian="normal" style:font-weight-complex="normal"/>
    </style:style>
    <style:style style:name="P35" style:family="paragraph" style:parent-style-name="Text_20_body">
      <style:text-properties fo:language="de" fo:country="DE" fo:font-weight="bold" officeooo:rsid="0003f80e" officeooo:paragraph-rsid="0030ee83" style:font-weight-asian="bold" style:font-weight-complex="bold"/>
    </style:style>
    <style:style style:name="P36" style:family="paragraph" style:parent-style-name="Table_20_Contents">
      <style:text-properties fo:language="de" fo:country="DE" officeooo:rsid="0001b212" officeooo:paragraph-rsid="0001b212"/>
    </style:style>
    <style:style style:name="P37" style:family="paragraph" style:parent-style-name="Table_20_Contents">
      <style:text-properties fo:language="de" fo:country="DE" officeooo:rsid="0003f80e" officeooo:paragraph-rsid="0003f80e"/>
    </style:style>
    <style:style style:name="P38" style:family="paragraph" style:parent-style-name="Table_20_Contents">
      <style:text-properties fo:language="de" fo:country="DE" officeooo:rsid="00031926" officeooo:paragraph-rsid="0004e65e"/>
    </style:style>
    <style:style style:name="P39" style:family="paragraph" style:parent-style-name="Table_20_Contents">
      <style:text-properties fo:language="de" fo:country="DE" officeooo:rsid="001ccc75" officeooo:paragraph-rsid="001ccc75"/>
    </style:style>
    <style:style style:name="P40" style:family="paragraph" style:parent-style-name="Table_20_Contents">
      <style:text-properties fo:language="de" fo:country="DE" officeooo:rsid="0021815e" officeooo:paragraph-rsid="0021815e"/>
    </style:style>
    <style:style style:name="P41" style:family="paragraph" style:parent-style-name="Table_20_Contents">
      <style:text-properties fo:language="de" fo:country="DE" officeooo:rsid="002219f0" officeooo:paragraph-rsid="002219f0"/>
    </style:style>
    <style:style style:name="P42" style:family="paragraph" style:parent-style-name="Table_20_Contents">
      <style:text-properties fo:language="de" fo:country="DE" officeooo:rsid="0023e0bc" officeooo:paragraph-rsid="0023e0bc"/>
    </style:style>
    <style:style style:name="P43" style:family="paragraph" style:parent-style-name="Table_20_Contents">
      <style:text-properties fo:language="de" fo:country="DE" officeooo:rsid="0032230a" officeooo:paragraph-rsid="0032230a"/>
    </style:style>
    <style:style style:name="P44" style:family="paragraph" style:parent-style-name="Table_20_Contents">
      <style:text-properties fo:language="de" fo:country="DE" officeooo:rsid="00329f3b" officeooo:paragraph-rsid="00329f3b"/>
    </style:style>
    <style:style style:name="P45" style:family="paragraph" style:parent-style-name="Table_20_Contents">
      <style:text-properties fo:language="de" fo:country="DE" officeooo:rsid="00031926" officeooo:paragraph-rsid="0004e65e" fo:background-color="transparent"/>
    </style:style>
    <style:style style:name="P46" style:family="paragraph" style:parent-style-name="Table_20_Contents">
      <style:text-properties fo:language="de" fo:country="DE" officeooo:rsid="00382ec1" officeooo:paragraph-rsid="00382ec1"/>
    </style:style>
    <style:style style:name="P47" style:family="paragraph" style:parent-style-name="Table_20_Contents">
      <style:text-properties fo:language="de" fo:country="DE" fo:font-weight="bold" officeooo:rsid="0001b212" officeooo:paragraph-rsid="0004e65e" style:font-weight-asian="bold" style:font-weight-complex="bold"/>
    </style:style>
    <style:style style:name="P48" style:family="paragraph" style:parent-style-name="Table_20_Contents">
      <style:text-properties fo:language="de" fo:country="DE" fo:font-weight="bold" officeooo:rsid="001d5d2d" officeooo:paragraph-rsid="0004e65e" style:font-weight-asian="bold" style:font-weight-complex="bold"/>
    </style:style>
    <style:style style:name="P49" style:family="paragraph" style:parent-style-name="Table_20_Contents">
      <style:text-properties fo:language="de" fo:country="DE" fo:font-weight="bold" officeooo:rsid="0023e0bc" officeooo:paragraph-rsid="0030ee83" style:font-weight-asian="bold" style:font-weight-complex="bold"/>
    </style:style>
    <style:style style:name="P50" style:family="paragraph" style:parent-style-name="Table_20_Contents">
      <style:text-properties fo:language="de" fo:country="DE" fo:font-weight="bold" officeooo:rsid="0030ee83" officeooo:paragraph-rsid="0030ee83" style:font-weight-asian="bold" style:font-weight-complex="bold"/>
    </style:style>
    <style:style style:name="P51" style:family="paragraph" style:parent-style-name="Table_20_Contents">
      <style:text-properties fo:language="de" fo:country="DE" officeooo:rsid="003a1097" officeooo:paragraph-rsid="003a1097"/>
    </style:style>
    <style:style style:name="P52" style:family="paragraph" style:parent-style-name="Standard">
      <style:text-properties fo:language="de" fo:country="DE" officeooo:rsid="0038561e" officeooo:paragraph-rsid="0038561e"/>
    </style:style>
    <style:style style:name="P53" style:family="paragraph" style:parent-style-name="Standard">
      <style:text-properties fo:language="de" fo:country="DE" fo:font-weight="normal" officeooo:rsid="0038561e" officeooo:paragraph-rsid="0038561e" style:font-weight-asian="normal" style:font-weight-complex="normal"/>
    </style:style>
    <style:style style:name="P54" style:family="paragraph" style:parent-style-name="Standard">
      <style:text-properties fo:language="de" fo:country="DE" fo:font-weight="normal" officeooo:rsid="00385ad3" officeooo:paragraph-rsid="00385ad3" style:font-weight-asian="normal" style:font-weight-complex="normal"/>
    </style:style>
    <style:style style:name="P55" style:family="paragraph" style:parent-style-name="Standard">
      <style:text-properties fo:language="de" fo:country="DE" fo:font-weight="normal" officeooo:rsid="0038c43d" officeooo:paragraph-rsid="0038c43d" style:font-weight-asian="normal" style:font-weight-complex="normal"/>
    </style:style>
    <style:style style:name="P56" style:family="paragraph" style:parent-style-name="Standard">
      <style:text-properties fo:language="de" fo:country="DE" fo:font-weight="bold" officeooo:rsid="0021815e" officeooo:paragraph-rsid="0030ee83" style:font-weight-asian="bold" style:font-weight-complex="bold"/>
    </style:style>
    <style:style style:name="P57" style:family="paragraph" style:parent-style-name="Standard">
      <style:text-properties fo:font-variant="normal" fo:text-transform="none" fo:color="#222222" fo:letter-spacing="normal" fo:language="de" fo:country="DE" fo:font-weight="normal" officeooo:rsid="00219f8f" officeooo:paragraph-rsid="0030ee83" style:font-weight-asian="normal" style:font-weight-complex="normal"/>
    </style:style>
    <style:style style:name="P58" style:family="paragraph" style:parent-style-name="Text_20_body">
      <style:text-properties fo:color="#000000" style:font-name="Liberation Serif1" fo:language="de" fo:country="DE" fo:font-weight="normal" officeooo:rsid="00001f6c" officeooo:paragraph-rsid="001ed717" style:font-weight-asian="normal" style:font-weight-complex="normal"/>
    </style:style>
    <style:style style:name="P59" style:family="paragraph" style:parent-style-name="Text_20_body" style:list-style-name="L1">
      <style:text-properties fo:language="de" fo:country="DE" officeooo:rsid="000ad352" officeooo:paragraph-rsid="000ad352"/>
    </style:style>
    <style:style style:name="P60" style:family="paragraph" style:parent-style-name="Heading_20_1">
      <style:text-properties fo:language="de" fo:country="DE"/>
    </style:style>
    <style:style style:name="P61" style:family="paragraph" style:parent-style-name="Heading_20_1">
      <style:paragraph-properties fo:break-before="page"/>
      <style:text-properties fo:language="de" fo:country="DE"/>
    </style:style>
    <style:style style:name="P62" style:family="paragraph" style:parent-style-name="Heading_20_2">
      <style:text-properties fo:language="de" fo:country="DE"/>
    </style:style>
    <style:style style:name="P63" style:family="paragraph" style:parent-style-name="Heading_20_2">
      <style:text-properties fo:language="de" fo:country="DE" officeooo:paragraph-rsid="001ccc75"/>
    </style:style>
    <style:style style:name="P64" style:family="paragraph" style:parent-style-name="Heading_20_2">
      <style:text-properties fo:language="de" fo:country="DE" officeooo:paragraph-rsid="000ad352"/>
    </style:style>
    <style:style style:name="P65" style:family="paragraph" style:parent-style-name="Heading_20_2" style:list-style-name="">
      <style:text-properties fo:language="de" fo:country="DE"/>
    </style:style>
    <style:style style:name="P66" style:family="paragraph" style:parent-style-name="Heading_20_2">
      <style:paragraph-properties fo:break-before="page"/>
      <style:text-properties fo:language="de" fo:country="DE"/>
    </style:style>
    <style:style style:name="P67" style:family="paragraph" style:parent-style-name="Table_20_Contents">
      <style:text-properties fo:language="de" fo:country="DE" officeooo:rsid="002c249f" officeooo:paragraph-rsid="002c249f"/>
    </style:style>
    <style:style style:name="P68" style:family="paragraph" style:parent-style-name="Heading_20_3">
      <style:text-properties fo:language="de" fo:country="DE"/>
    </style:style>
    <style:style style:name="P69" style:family="paragraph" style:parent-style-name="Heading_20_3">
      <style:paragraph-properties fo:break-before="page"/>
      <style:text-properties fo:language="de" fo:country="DE"/>
    </style:style>
    <style:style style:name="P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1b212"/>
    </style:style>
    <style:style style:name="T2" style:family="text">
      <style:text-properties officeooo:rsid="00031926"/>
    </style:style>
    <style:style style:name="T3" style:family="text">
      <style:text-properties officeooo:rsid="0003f80e"/>
    </style:style>
    <style:style style:name="T4" style:family="text">
      <style:text-properties fo:font-variant="normal" fo:text-transform="none" fo:color="#222222" fo:letter-spacing="normal"/>
    </style:style>
    <style:style style:name="T5" style:family="text">
      <style:text-properties fo:font-variant="normal" fo:text-transform="none" fo:color="#222222" fo:letter-spacing="normal" officeooo:rsid="00219f8f"/>
    </style:style>
    <style:style style:name="T6" style:family="text">
      <style:text-properties fo:font-variant="normal" fo:text-transform="none" fo:color="#222222" fo:letter-spacing="normal" fo:font-weight="normal" officeooo:rsid="00219f8f" style:font-weight-asian="normal" style:font-weight-complex="normal"/>
    </style:style>
    <style:style style:name="T7" style:family="text">
      <style:text-properties fo:font-variant="normal" fo:text-transform="none" fo:letter-spacing="normal" fo:font-style="normal" fo:font-weight="normal" style:font-weight-asian="normal" style:font-weight-complex="normal" loext:padding="0in" loext:border="none"/>
    </style:style>
    <style:style style:name="T8" style:family="text">
      <style:text-properties fo:font-variant="normal" fo:text-transform="none" fo:letter-spacing="normal" fo:font-style="normal" fo:font-weight="normal" officeooo:rsid="00001f6c" loext:padding="0in" loext:border="none"/>
    </style:style>
    <style:style style:name="T9" style:family="text">
      <style:text-properties fo:font-variant="normal" fo:text-transform="none" fo:letter-spacing="normal" fo:font-style="normal" fo:font-weight="normal" officeooo:rsid="002c249f" loext:padding="0in" loext:border="none"/>
    </style:style>
    <style:style style:name="T10" style:family="text">
      <style:text-properties officeooo:rsid="000c4767"/>
    </style:style>
    <style:style style:name="T11" style:family="text">
      <style:text-properties officeooo:rsid="001a5bec"/>
    </style:style>
    <style:style style:name="T12" style:family="text">
      <style:text-properties officeooo:rsid="001b8350"/>
    </style:style>
    <style:style style:name="T13" style:family="text">
      <style:text-properties officeooo:rsid="001f9d77"/>
    </style:style>
    <style:style style:name="T14" style:family="text">
      <style:text-properties officeooo:rsid="0020eda4"/>
    </style:style>
    <style:style style:name="T15" style:family="text">
      <style:text-properties officeooo:rsid="00219f8f"/>
    </style:style>
    <style:style style:name="T16" style:family="text">
      <style:text-properties officeooo:rsid="0023e0bc"/>
    </style:style>
    <style:style style:name="T17" style:family="text">
      <style:text-properties fo:font-weight="normal" style:font-weight-asian="normal" style:font-weight-complex="normal"/>
    </style:style>
    <style:style style:name="T18" style:family="text">
      <style:text-properties fo:font-weight="normal" officeooo:rsid="00001f6c" style:font-weight-asian="normal" style:font-weight-complex="normal"/>
    </style:style>
    <style:style style:name="T19" style:family="text">
      <style:text-properties fo:font-weight="normal" officeooo:rsid="00219f8f"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272c9b" style:font-weight-asian="bold" style:font-weight-complex="bold"/>
    </style:style>
    <style:style style:name="T22" style:family="text">
      <style:text-properties officeooo:rsid="002baa55"/>
    </style:style>
    <style:style style:name="T23" style:family="text">
      <style:text-properties officeooo:rsid="002c249f"/>
    </style:style>
    <style:style style:name="T24" style:family="text">
      <style:text-properties officeooo:rsid="0036c489"/>
    </style:style>
    <style:style style:name="T25" style:family="text">
      <style:text-properties officeooo:rsid="0038561e"/>
    </style:style>
    <style:style style:name="T26" style:family="text">
      <style:text-properties officeooo:rsid="0038c43d"/>
    </style:style>
    <style:style style:name="T27" style:family="text">
      <style:text-properties officeooo:rsid="003ab936"/>
    </style:style>
    <style:style style:name="T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
      <text:h text:style-name="P60" text:outline-level="1">Z<text:span text:style-name="T2">iele</text:span></text:h>
      <text:p text:style-name="P2"/>
      <text:p text:style-name="P2">Wir haben folgendes <text:span text:style-name="T1">H</text:span>auptziel für das Projekt identifiziert:<office:annotation><dc:creator>Unknown Author</dc:creator><dc:date>2019-03-19T12:45:42</dc:date><text:p text:style-name="P70"><text:span text:style-name="T28">Erkenntnis gewinn aus der blockhcain analyse (check)</text:span></text:p><text:p text:style-name="P70"><text:span text:style-name="T28"/></text:p><text:p text:style-name="P70"><text:span text:style-name="T28">Die anforderungen müssen zielbezug haben</text:span></text:p><text:p text:style-name="P70"><text:span text:style-name="T28"/></text:p></office:annotation></text:p>
      <text:h text:style-name="Heading_20_2" text:outline-level="2">Hauptziel</text:h>
      <text:p text:style-name="P25"><text:span text:style-name="T27">HZ. </text:span>Ende des P<text:span text:style-name="T8">rojekts 1 besteht eine Lösung, welche es Personen </text:span><text:span text:style-name="T9">erlaubt Analyse</text:span><text:span text:style-name="T8">n </text:span><text:span text:style-name="T9">der </text:span><text:span text:style-name="T8">Bloc</text:span>khain <text:span text:style-name="T23">zu realisieren, um diese zu optimieren.</text:span></text:p>
      <text:p text:style-name="P23"/>
      <text:h text:style-name="P63" text:outline-level="2">Unterziele<text:span text:style-name="T18"><office:annotation><dc:creator>Unknown Author</dc:creator><dc:date>2019-03-19T12:48:09</dc:date><text:p text:style-name="P70"><text:span text:style-name="T28">Offen zugägnlgich ist zu schwammig</text:span></text:p><text:p text:style-name="P70"><text:span text:style-name="T28">Nicht smart (check)</text:span></text:p><text:p text:style-name="P70"><text:span text:style-name="T28"/></text:p><text:p text:style-name="P70"><text:span text:style-name="T28">Evtl noch zweites</text:span></text:p></office:annotation></text:span></text:h>
      <text:p text:style-name="P24"><text:span text:style-name="T7">UZ-1. </text:span><text:span text:style-name="T17">Die Source Codes sind von Projektbeginn an öffentlich im Internet zugänglich.</text:span></text:p>
      <text:p text:style-name="P58">UZ-2. Die Lösung ist zu Projektende perfomant.</text:p>
      <text:p text:style-name="P7"/>
      <text:h text:style-name="P60" text:outline-level="1">Scope</text:h>
      <text:h text:style-name="P64" text:outline-level="2">Stakeholders</text:h>
      <text:list xml:id="list2662239549543113963" text:style-name="L1">
        <text:list-item>
          <text:p text:style-name="P59">Kai Brünnler (Kunde)</text:p>
        </text:list-item>
        <text:list-item>
          <text:p text:style-name="P59">Devs / Projektleitung</text:p>
          <text:list>
            <text:list-item>
              <text:p text:style-name="P59">Elias Summermatter</text:p>
            </text:list-item>
            <text:list-item>
              <text:p text:style-name="P59">Jan Friedli</text:p>
            </text:list-item>
          </text:list>
        </text:list-item>
        <text:list-item>
          <text:p text:style-name="P59">Anwender*innen </text:p>
          <text:list>
            <text:list-item>
              <text:p text:style-name="P59">Studierende im Blockchain Modul</text:p>
            </text:list-item>
            <text:list-item>
              <text:p text:style-name="P59">Forschende</text:p>
            </text:list-item>
          </text:list>
        </text:list-item>
      </text:list>
      <text:h text:style-name="P62" text:outline-level="2">System<text:span text:style-name="T10">kontext</text:span></text:h>
      <text:p text:style-name="P27">→<text:span text:style-name="T10"> hier kommt Grafik</text:span><text:span text:style-name="T10"><office:annotation><dc:creator>Unknown Author</dc:creator><dc:date>2019-03-19T12:50:16</dc:date><text:p text:style-name="P70"><text:span text:style-name="T29">Es fehlt:</text:span></text:p><text:p text:style-name="P70"><text:span text:style-name="T29">Der systemkontext also die blockchain</text:span></text:p><text:p text:style-name="P70"><text:span text:style-name="T29">Irrelevant umgebbung ist leer</text:span></text:p><text:p text:style-name="P70"><text:span text:style-name="T29"/></text:p><text:p text:style-name="P70"><text:span text:style-name="T29">Nur system und kontetxt bereiche führen</text:span></text:p><text:p text:style-name="P70"><text:span text:style-name="T29"/></text:p></office:annotation></text:span></text:p>
      <text:h text:style-name="P62" text:outline-level="2"/>
      <text:h text:style-name="P61" text:outline-level="1"/>
      <text:h text:style-name="P60" text:outline-level="1">Anforderungen</text:h>
      <text:h text:style-name="P62" text:outline-level="2">Ü<text:span text:style-name="T2">bersicht</text:span></text:h>
      <text:p text:style-name="P29"><office:annotation office:name="__Annotation__701_1300070469"><dc:creator>Unknown Author</dc:creator><dc:date>2019-03-19T12:54:55</dc:date><text:p text:style-name="P70"><text:span text:style-name="T28">Fa sprehcende also</text:span></text:p><text:p text:style-name="P70"><text:span text:style-name="T28">FA.1.1 etc</text:span></text:p><text:p text:style-name="P70"><text:span text:style-name="T28"/></text:p><text:p text:style-name="P70"><text:span text:style-name="T28">NFA</text:span></text:p></office:annotation>1 Fu<office:annotation-end office:name="__Annotation__701_1300070469"/>nktionale Anfo<text:span text:style-name="T12">r</text:span>derungen</text:p>
      <text:p text:style-name="P30"><text:tab/><text:span text:style-name="T11">FA.1.1</text:span> <text:span text:style-name="T24">Abfrage</text:span> ausführen</text:p>
      <text:p text:style-name="P31"><text:tab/><text:span text:style-name="T11">FA .</text:span>1.2 <text:span text:style-name="T24">Keywords</text:span></text:p>
      <text:p text:style-name="P31"><text:tab/><text:span text:style-name="T11">FA.</text:span>1.3 Suchfunktion</text:p>
      <text:p text:style-name="P31"><text:tab/><text:span text:style-name="T11">FA.</text:span>1.4 Import/Export</text:p>
      <text:p text:style-name="P31"><text:tab/><text:span text:style-name="T11">FA.</text:span>1.5 Details</text:p>
      <text:p text:style-name="P31"><text:tab/><text:span text:style-name="T11">FA.</text:span>1.6 <text:span text:style-name="T24">Elemente</text:span></text:p>
      <text:p text:style-name="P28">2 Nicht-Funktionale Anforderungen</text:p>
      <text:p text:style-name="P31"><text:tab/><text:span text:style-name="T11">NFA.</text:span>2.1 Open Source</text:p>
      <text:p text:style-name="P31"><text:tab/><text:span text:style-name="T11">NFA.</text:span>2.2 Reaktionszeit</text:p>
      <text:p text:style-name="P28"/>
      <text:h text:style-name="P66" text:outline-level="2">Funktionale Anfo<text:span text:style-name="T12">r</text:span>derung<text:span text:style-name="T22">sübersicht</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6">Nr.</text:p>
          </table:table-cell>
          <table:table-cell table:style-name="Table1.A1" office:value-type="string">
            <text:p text:style-name="P39">Ziel</text:p>
          </table:table-cell>
          <table:table-cell table:style-name="Table1.A1" office:value-type="string">
            <text:p text:style-name="P42">Kurzbezeichnung</text:p>
          </table:table-cell>
          <table:table-cell table:style-name="Table1.A1" office:value-type="string">
            <text:p text:style-name="P36">Priorität</text:p>
          </table:table-cell>
          <table:table-cell table:style-name="Table1.A1" office:value-type="string">
            <text:p text:style-name="P40">Komplexität</text:p>
          </table:table-cell>
          <table:table-cell table:style-name="Table1.F1" office:value-type="string">
            <text:p text:style-name="P36">Risikobeurteilung</text:p>
          </table:table-cell>
        </table:table-row>
        <table:table-row>
          <table:table-cell table:style-name="Table1.A2" office:value-type="string">
            <text:p text:style-name="P18">FA.1.1</text:p>
          </table:table-cell>
          <table:table-cell table:style-name="Table1.A2" office:value-type="string">
            <text:p text:style-name="P9">HZ</text:p>
          </table:table-cell>
          <table:table-cell table:style-name="Table1.A2" office:value-type="string">
            <text:p text:style-name="P11">Wenn ein User eine <text:span text:style-name="T14">A</text:span>bfrage an das System stellt, muss das System fähig sein, diese <text:span text:style-name="T14">selbständig</text:span> <text:span text:style-name="T14">auszuführen</text:span>.<text:span text:style-name="T3"><office:annotation><dc:creator>Unknown Author</dc:creator><dc:date>2019-03-19T12:56:29</dc:date><text:p text:style-name="P70"><text:span text:style-name="T28">Nach satzschablone formulieren</text:span></text:p><text:p text:style-name="P70"><text:span text:style-name="T28">Doc beispiele anforderungsdokumenatnon</text:span></text:p><text:p text:style-name="P70"><text:span text:style-name="T28"/></text:p><text:p text:style-name="P70"><text:span text:style-name="T28">(check)</text:span></text:p></office:annotation></text:span></text:p>
          </table:table-cell>
          <table:table-cell table:style-name="Table1.A2" office:value-type="string">
            <text:p text:style-name="P42">3</text:p>
          </table:table-cell>
          <table:table-cell table:style-name="Table1.A2" office:value-type="string">
            <text:p text:style-name="P41">3</text:p>
          </table:table-cell>
          <table:table-cell table:style-name="Table1.F2" office:value-type="string">
            <text:p text:style-name="P37"><text:span text:style-name="T16">3</text:span><office:annotation><dc:creator>Unknown Author</dc:creator><dc:date>2019-03-19T12:56:54</dc:date><text:p text:style-name="P70"><text:span text:style-name="T28">Risikobeurteilung stellt sich als formel aus den anderen Attributen zusammen</text:span></text:p><text:p text:style-name="P70"><text:span text:style-name="T28"/></text:p><text:p text:style-name="P70"><text:span text:style-name="T28">Zielbezug als eigene Spalte adden</text:span></text:p><text:p text:style-name="P70"><text:span text:style-name="T28">(check)</text:span></text:p></office:annotation></text:p>
          </table:table-cell>
        </table:table-row>
        <table:table-row>
          <table:table-cell table:style-name="Table1.A2" office:value-type="string">
            <text:p text:style-name="P18">FA.1.2</text:p>
          </table:table-cell>
          <table:table-cell table:style-name="Table1.A2" office:value-type="string">
            <text:p text:style-name="P9">HZ</text:p>
          </table:table-cell>
          <table:table-cell table:style-name="Table1.A2" office:value-type="string">
            <text:p text:style-name="P12">Wenn das System einen Userinput erhält, muss es bekannte Keywords hervorheben.</text:p>
          </table:table-cell>
          <table:table-cell table:style-name="Table1.A2" office:value-type="string">
            <text:p text:style-name="P42">1</text:p>
          </table:table-cell>
          <table:table-cell table:style-name="Table1.A2" office:value-type="string">
            <text:p text:style-name="P41">1</text:p>
          </table:table-cell>
          <table:table-cell table:style-name="Table1.F2" office:value-type="string">
            <text:p text:style-name="P42">1</text:p>
          </table:table-cell>
        </table:table-row>
        <table:table-row>
          <table:table-cell table:style-name="Table1.A2" office:value-type="string">
            <text:p text:style-name="P18">FA.1.3</text:p>
          </table:table-cell>
          <table:table-cell table:style-name="Table1.A2" office:value-type="string">
            <text:p text:style-name="P9">HZ</text:p>
          </table:table-cell>
          <table:table-cell table:style-name="Table1.A2" office:value-type="string">
            <text:p text:style-name="P12">Das System muss die Möglichkeit bieten, nach einzelnen Elementen zu suchen.</text:p>
          </table:table-cell>
          <table:table-cell table:style-name="Table1.A2" office:value-type="string">
            <text:p text:style-name="P42">2</text:p>
          </table:table-cell>
          <table:table-cell table:style-name="Table1.A2" office:value-type="string">
            <text:p text:style-name="P42">2</text:p>
          </table:table-cell>
          <table:table-cell table:style-name="Table1.F2" office:value-type="string">
            <text:p text:style-name="P42">2</text:p>
          </table:table-cell>
        </table:table-row>
        <table:table-row>
          <table:table-cell table:style-name="Table1.A2" office:value-type="string">
            <text:p text:style-name="P18">FA.1.4</text:p>
          </table:table-cell>
          <table:table-cell table:style-name="Table1.A2" office:value-type="string">
            <text:p text:style-name="P9">HZ</text:p>
          </table:table-cell>
          <table:table-cell table:style-name="Table1.A2" office:value-type="string">
            <text:p text:style-name="P12">Das System sollte Userinput exportieren/importieren können.</text:p>
          </table:table-cell>
          <table:table-cell table:style-name="Table1.A2" office:value-type="string">
            <text:p text:style-name="P37">2</text:p>
          </table:table-cell>
          <table:table-cell table:style-name="Table1.A2" office:value-type="string">
            <text:p text:style-name="P42">1</text:p>
          </table:table-cell>
          <table:table-cell table:style-name="Table1.F2" office:value-type="string">
            <text:p text:style-name="P42">1.5</text:p>
          </table:table-cell>
        </table:table-row>
        <table:table-row>
          <table:table-cell table:style-name="Table1.A2" office:value-type="string">
            <text:p text:style-name="P18">FA.1.5</text:p>
          </table:table-cell>
          <table:table-cell table:style-name="Table1.A2" office:value-type="string">
            <text:p text:style-name="P10">HZ</text:p>
          </table:table-cell>
          <table:table-cell table:style-name="Table1.A2" office:value-type="string">
            <text:p text:style-name="P12">Das System kann alle Attribute eines Elements darstellen.</text:p>
          </table:table-cell>
          <table:table-cell table:style-name="Table1.A2" office:value-type="string">
            <text:p text:style-name="P42">3</text:p>
          </table:table-cell>
          <table:table-cell table:style-name="Table1.A2" office:value-type="string">
            <text:p text:style-name="P42">2</text:p>
          </table:table-cell>
          <table:table-cell table:style-name="Table1.F2" office:value-type="string">
            <text:p text:style-name="P42">2.5</text:p>
          </table:table-cell>
        </table:table-row>
        <table:table-row>
          <table:table-cell table:style-name="Table1.A2" office:value-type="string">
            <text:p text:style-name="P18">FA.1.6</text:p>
          </table:table-cell>
          <table:table-cell table:style-name="Table1.A2" office:value-type="string">
            <text:p text:style-name="P9">HZ</text:p>
          </table:table-cell>
          <table:table-cell table:style-name="Table1.A2" office:value-type="string">
            <text:p text:style-name="P12">Das System wird die Möglichkeit bieten alle Elemente einzusehen. </text:p>
          </table:table-cell>
          <table:table-cell table:style-name="Table1.A2" office:value-type="string">
            <text:p text:style-name="P42">3</text:p>
          </table:table-cell>
          <table:table-cell table:style-name="Table1.A2" office:value-type="string">
            <text:p text:style-name="P42">3</text:p>
          </table:table-cell>
          <table:table-cell table:style-name="Table1.F2" office:value-type="string">
            <text:p text:style-name="P42">3</text:p>
          </table:table-cell>
        </table:table-row>
      </table:table>
      <text:p text:style-name="P14"/>
      <text:p text:style-name="P15"><text:span text:style-name="T20">Risikobeurteilung</text:span><text:span text:style-name="T21">s-Formel</text:span><text:span text:style-name="T20">:</text:span> <text:span text:style-name="T16">(</text:span>Priorität <text:span text:style-name="T16">+</text:span> Komplexität<text:span text:style-name="T16">) </text:span>/ 2 = Risikobeurteilung</text:p>
      <text:p text:style-name="P16">Priorität <text:span text:style-name="T4">∈ </text:span><text:span text:style-name="T5">{1,2,3} wobei 3 die höchste ist. Danach absteigend.</text:span></text:p>
      <text:p text:style-name="P21"><text:span text:style-name="T19">Komplexität </text:span><text:span text:style-name="T4">∈ </text:span><text:span text:style-name="T5">{1,2,3} </text:span><text:span text:style-name="T6">wobei 3 die höchste ist. Danach absteigend.</text:span></text:p>
      <text:h text:style-name="P69" text:outline-level="3">Detailbeschreibung</text:h>
      <text:p text:style-name="P5"><text:span text:style-name="T13">FA.</text:span>1.1 <text:span text:style-name="T24">Abfrage ausführen</text:span></text:p>
      <text:p text:style-name="P1"/>
      <text:p text:style-name="P22">Es wird eine Schnittstelle zu eine<text:span text:style-name="T25">m zweit System bereitgestellt. Der User kann damit interagieren, indem anhand der Schnittstelle Abfragen macht. Dieses zweit System verarbeitet die Anfragen und unser System reicht die Anfrage an den User weiter.</text:span></text:p>
      <text:p text:style-name="P52">Unser System erkennt Fehler und informiert den User entsprechend.</text:p>
      <text:p text:style-name="P1"/>
      <text:p text:style-name="P6"><text:span text:style-name="T11">NF.</text:span>1.2 <text:span text:style-name="T24">Keywords</text:span></text:p>
      <text:p text:style-name="P53">User können Eingaben machen, welche vom System so aufbereitet werden, dass diese gut lesbar sind. Dabei verarbeitet es ein vordefniertes Set an Keywords. Bei jeder Änderung der Eingabe, wird diese neu evaluiert.</text:p>
      <text:p text:style-name="P1"/>
      <text:p text:style-name="P3"><text:span text:style-name="T11">NF.</text:span>1.3 Suchfunktion</text:p>
      <text:p text:style-name="P20">Das System erlaubt es dem User nach einem Element zu suchen. Dabei kann nach verschiedenen Werten der diversen Attributen gesucht werden.</text:p>
      <text:p text:style-name="P20">Falls es keine Treffer gab wird dies dem User mittgeteilt.</text:p>
      <text:p text:style-name="P1"/>
      <text:p text:style-name="P3"><text:span text:style-name="T11">NF.</text:span>1.4 Import/Export</text:p>
      <text:p text:style-name="P1">Da <text:span text:style-name="T26">U</text:span>ser gegebenfalls <text:span text:style-name="T26">Abfragen</text:span> mehrmals ausführen wollen, m<text:span text:style-name="T26">üssen</text:span> <text:span text:style-name="T26">diese</text:span> exportiert werden können. <text:span text:style-name="T26">Umgekehrt muss es auch möglich sein, exportierte Abfragen wieder zu importieren.</text:span></text:p>
      <text:p text:style-name="P1"/>
      <text:p text:style-name="P3"><text:span text:style-name="T11">NF.</text:span>1.5 Details</text:p>
      <text:p text:style-name="P55">Alle Attribute eines Elements könne durch den User eingesehen werden. Falls das gewünschte Element nicht existiert, wird dies dem User mittgeteilt. </text:p>
      <text:p text:style-name="P1"/>
      <text:p text:style-name="P3"><text:span text:style-name="T11">NF.</text:span>1.6 <text:span text:style-name="T26">Elemente</text:span></text:p>
      <text:p text:style-name="P55">Das System erlaubt es dem User sich alle Elemente anzusehen.</text:p>
      <text:h text:style-name="P65" text:outline-level="2"/>
      <text:h text:style-name="P66" text:outline-level="2">Nicht-Funktionale Anforderung<text:span text:style-name="T22">sübersicht</text:span></text:h>
      <table:table table:name="Table3" table:style-name="Table3">
        <table:table-column table:style-name="Table3.A"/>
        <table:table-column table:style-name="Table3.B"/>
        <table:table-column table:style-name="Table3.C"/>
        <table:table-column table:style-name="Table3.A"/>
        <table:table-column table:style-name="Table3.E"/>
        <table:table-column table:style-name="Table3.F"/>
        <table:table-row>
          <table:table-cell table:style-name="Table3.A1" office:value-type="string">
            <text:p text:style-name="P47">Nr. </text:p>
          </table:table-cell>
          <table:table-cell table:style-name="Table3.A1" office:value-type="string">
            <text:p text:style-name="P48">Ziel</text:p>
          </table:table-cell>
          <table:table-cell table:style-name="Table3.A1" office:value-type="string">
            <text:p text:style-name="P49">Kurzbezeichnung</text:p>
          </table:table-cell>
          <table:table-cell table:style-name="Table3.A1" office:value-type="string">
            <text:p text:style-name="P47">Priorität</text:p>
          </table:table-cell>
          <table:table-cell table:style-name="Table3.A1" office:value-type="string">
            <text:p text:style-name="P50">Komplexität</text:p>
          </table:table-cell>
          <table:table-cell table:style-name="Table3.F1" office:value-type="string">
            <text:p text:style-name="P47">Risikobeurteilung</text:p>
          </table:table-cell>
        </table:table-row>
        <table:table-row>
          <table:table-cell table:style-name="Table3.A2" office:value-type="string">
            <text:p text:style-name="P38"><text:span text:style-name="T23">NFA.2.</text:span>1</text:p>
          </table:table-cell>
          <table:table-cell table:style-name="Table3.A2" office:value-type="string">
            <text:p text:style-name="P9">UZ-1</text:p>
          </table:table-cell>
          <table:table-cell table:style-name="Table3.A2" office:value-type="string">
            <text:p text:style-name="P19">Das System muss unter einer Open Source Lizenz veröffentlicht werden.</text:p>
          </table:table-cell>
          <table:table-cell table:style-name="Table3.A2" office:value-type="string">
            <text:p text:style-name="P43">3</text:p>
          </table:table-cell>
          <table:table-cell table:style-name="Table3.A2" office:value-type="string">
            <text:p text:style-name="P43">1</text:p>
          </table:table-cell>
          <table:table-cell table:style-name="Table3.F2" office:value-type="string">
            <text:p text:style-name="P44">2</text:p>
          </table:table-cell>
        </table:table-row>
        <table:table-row>
          <table:table-cell table:style-name="Table3.A2" office:value-type="string">
            <text:p text:style-name="P67">NFA.2.2</text:p>
          </table:table-cell>
          <table:table-cell table:style-name="Table3.A2" office:value-type="string">
            <text:p text:style-name="P9">UZ-2</text:p>
          </table:table-cell>
          <table:table-cell table:style-name="Table3.A2" office:value-type="string">
            <text:p text:style-name="P19">Das System muss eine Reaktionszeit von unter</text:p>
            <text:p text:style-name="P8">300ms bei <text:span text:style-name="T22">Anfragen</text:span> der maximalen Grösse von 10‘000 <text:span text:style-name="T3">Zeilen bieten.</text:span></text:p>
          </table:table-cell>
          <table:table-cell table:style-name="Table3.A2" office:value-type="string">
            <text:p text:style-name="P45">2</text:p>
          </table:table-cell>
          <table:table-cell table:style-name="Table3.A2" office:value-type="string">
            <text:p text:style-name="P43">3</text:p>
          </table:table-cell>
          <table:table-cell table:style-name="Table3.F2" office:value-type="string">
            <text:p text:style-name="P43">2.5</text:p>
          </table:table-cell>
        </table:table-row>
      </table:table>
      <text:p text:style-name="P56"/>
      <text:p text:style-name="P17"><text:span text:style-name="T20">Risikobeurteilung</text:span><text:span text:style-name="T21">s-Formel</text:span><text:span text:style-name="T20">:</text:span> <text:span text:style-name="T16">(</text:span>Priorität <text:span text:style-name="T16">+</text:span> Komplexität<text:span text:style-name="T16">) </text:span>/ 2 = Risikobeurteilung</text:p>
      <text:p text:style-name="P17">Priorität <text:span text:style-name="T4">∈ </text:span><text:span text:style-name="T5">{1,2,3} wobei 3 die höchste ist. Danach absteigend.</text:span></text:p>
      <text:p text:style-name="P13"><text:span text:style-name="T15">Komplexität </text:span><text:span text:style-name="T4">∈ </text:span><text:span text:style-name="T5">{1,2,3} wobei 3 die höchste ist. Danach absteigend.</text:span></text:p>
      <text:p text:style-name="P57"/>
      <text:h text:style-name="P68" text:outline-level="3">Detailbeschreibungen</text:h>
      <text:p text:style-name="P4"/>
      <text:p text:style-name="P35"><text:span text:style-name="T23">NFA.</text:span>2.1 Open Source</text:p>
      <text:p text:style-name="P32">Alle entwickelten Software Komponenten werden auf GitHub veröffentlicht. <text:span text:style-name="T22">Diese werde mittels AGPL lizenziert.</text:span></text:p>
      <text:p text:style-name="P35"><text:span text:style-name="T23">NFA.</text:span>2.2 Reaktionszeit</text:p>
      <text:p text:style-name="P32">D<text:span text:style-name="T22">as System </text:span>reagiert unter 300ms bei <text:span text:style-name="T22">Anfragen</text:span> der Grösse =&lt; 10‘000 Zeilen. <text:span text:style-name="T22">Anfragen die diese Grösse überschreiten, dürfen länger dauern.</text:span></text:p>
      <text:p text:style-name="P32"/>
      <text:h text:style-name="Heading_20_1" text:outline-level="1">Glossar</text:h>
      <table:table table:name="Table2" table:style-name="Table2">
        <table:table-column table:style-name="Table2.A"/>
        <table:table-column table:style-name="Table2.B"/>
        <table:table-row>
          <table:table-cell table:style-name="Table2.A1" office:value-type="string">
            <text:p text:style-name="P46">API</text:p>
          </table:table-cell>
          <table:table-cell table:style-name="Table2.B1" office:value-type="string">
            <text:p text:style-name="P46">Application Programming Interface</text:p>
            <text:p text:style-name="P46">Eine Schnittstelle für Programmierer*innen</text:p>
          </table:table-cell>
        </table:table-row>
        <table:table-row>
          <table:table-cell table:style-name="Table2.A2" office:value-type="string">
            <text:p text:style-name="P33">GitHub</text:p>
          </table:table-cell>
          <table:table-cell table:style-name="Table2.B2" office:value-type="string">
            <text:p text:style-name="P51">Plattform für Source Code Verwaltung</text:p>
          </table:table-cell>
        </table:table-row>
        <table:table-row>
          <table:table-cell table:style-name="Table2.A2" office:value-type="string">
            <text:p text:style-name="P51">AGPL</text:p>
          </table:table-cell>
          <table:table-cell table:style-name="Table2.B2" office:value-type="string">
            <text:p text:style-name="P51">GNU Affero General Public License</text:p>
          </table:table-cell>
        </table:table-row>
        <table:table-row>
          <table:table-cell table:style-name="Table2.A2" office:value-type="string">
            <text:p text:style-name="P51">Open Source</text:p>
          </table:table-cell>
          <table:table-cell table:style-name="Table2.B2" office:value-type="string">
            <text:p text:style-name="P51">Öffentlich zugänglicher Source Code</text:p>
          </table:table-cell>
        </table:table-row>
        <table:table-row>
          <table:table-cell table:style-name="Table2.A2" office:value-type="string">
            <text:p text:style-name="P26"><text:span text:style-name="T8">Bloc</text:span>khain</text:p>
          </table:table-cell>
          <table:table-cell table:style-name="Table2.B2" office:value-type="string">
            <text:p text:style-name="P51">Eine wachsende Liste von sogenannten Blöcken, welche kryptographisch voneinander abbhängig sind.</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text:number-lines="true" text:line-number="0" style:writing-mod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6:38:49.532250870</meta:creation-date>
    <dc:date>2019-04-24T14:24:11.481563234</dc:date>
    <meta:editing-duration>PT4H53M31S</meta:editing-duration>
    <meta:editing-cycles>49</meta:editing-cycles>
    <meta:generator>LibreOffice/5.2.7.2$Linux_X86_64 LibreOffice_project/20m0$Build-2</meta:generator>
    <meta:document-statistic meta:table-count="3" meta:image-count="0" meta:object-count="0" meta:page-count="5" meta:paragraph-count="131" meta:word-count="563" meta:character-count="3931" meta:non-whitespace-character-count="3494"/>
  </office:meta>
</office:document-meta>
</file>